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Wingdings 21" svg:font-family="'Wingdings 2'" style:font-pitch="variable" style:font-charset="x-symbol"/>
    <style:font-face style:name="StarSymbol" svg:font-family="StarSymbol, 'Arial Unicode MS'"/>
    <style:font-face style:name="Times1" svg:font-family="Times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Times" svg:font-family="Times, 'Times New Roman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4" style:family="paragraph" style:parent-style-name="Standard">
      <style:text-properties fo:font-size="12pt" fo:font-weight="normal" style:font-size-asian="12pt" style:font-weight-asian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WW8Num2">
      <style:paragraph-properties>
        <style:tab-stops>
          <style:tab-stop style:position="1.27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WW8Num4">
      <style:paragraph-properties>
        <style:tab-stops>
          <style:tab-stop style:position="1.27cm"/>
        </style:tab-stops>
      </style:paragraph-properties>
      <style:text-properties fo:font-style="normal" fo:font-weight="bold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WW8Num5">
      <style:paragraph-properties style:snap-to-layout-grid="false">
        <style:tab-stops>
          <style:tab-stop style:position="1.27cm"/>
        </style:tab-stops>
      </style:paragraph-properties>
      <style:text-properties fo:font-weight="bold" style:font-weight-asian="bold" style:font-size-complex="12pt"/>
    </style:style>
    <style:style style:name="P11" style:family="paragraph" style:parent-style-name="Standard">
      <style:paragraph-properties fo:margin-left="1.27cm" fo:margin-right="0cm" fo:text-indent="0cm" style:auto-text-indent="false">
        <style:tab-stops>
          <style:tab-stop style:position="3.81cm"/>
        </style:tab-stops>
      </style:paragraph-properties>
    </style:style>
    <style:style style:name="P12" style:family="paragraph" style:parent-style-name="Standard">
      <style:paragraph-properties fo:margin-left="1.27cm" fo:margin-right="0cm" fo:text-indent="0cm" style:auto-text-indent="false">
        <style:tab-stops>
          <style:tab-stop style:position="3.016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635cm" fo:margin-right="0cm" fo:text-indent="0cm" style:auto-text-indent="false"/>
    </style:style>
    <style:style style:name="P14" style:family="paragraph" style:parent-style-name="Heading_20_1">
      <style:paragraph-properties fo:margin-left="12.7cm" fo:margin-right="0cm" fo:text-indent="0cm" style:auto-text-indent="false" fo:keep-with-next="always">
        <style:tab-stops>
          <style:tab-stop style:position="12.7cm"/>
          <style:tab-stop style:position="25.4cm"/>
          <style:tab-stop style:position="38.1cm"/>
        </style:tab-stops>
      </style:paragraph-properties>
    </style:style>
    <style:style style:name="P15" style:family="paragraph" style:parent-style-name="Header" style:list-style-name="WW8Num3">
      <style:paragraph-properties>
        <style:tab-stops>
          <style:tab-stop style:position="1.27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Header">
      <style:paragraph-properties fo:margin-left="1.27cm" fo:margin-right="0cm" fo:text-indent="0cm" style:auto-text-indent="false">
        <style:tab-stops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Title" style:master-page-name="Standard">
      <style:paragraph-properties style:page-number="auto"/>
      <style:text-properties fo:font-size="16pt" style:font-size-asian="16pt"/>
    </style:style>
    <style:style style:name="P18" style:family="paragraph" style:parent-style-name="Subtitle">
      <style:text-properties style:text-underline-style="none"/>
    </style:style>
    <style:style style:name="T1" style:family="text">
      <style:text-properties style:font-name="Times New Roman" fo:font-size="18pt" fo:font-weight="bold" style:font-size-asian="18pt" style:font-weight-asian="bold"/>
    </style:style>
    <style:style style:name="T2" style:family="text">
      <style:text-properties style:font-name="Wingdings 21" fo:font-size="18pt" fo:font-weight="bold" style:font-size-asian="18pt" style:font-weight-asian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text-underline-style="none" fo:font-weight="bold" style:font-size-asian="14pt" style:font-weight-asian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fo:font-style="normal" fo:font-weight="bold" style:font-style-asian="normal" style:font-weight-asian="bold" style:font-size-complex="12pt" style:font-style-complex="normal" style:font-weight-complex="bold"/>
    </style:style>
    <style:style style:name="T15" style:family="text">
      <style:text-properties fo:font-style="italic" style:font-style-asian="italic" style:font-size-complex="12pt"/>
    </style:style>
    <style:style style:name="T16" style:family="text">
      <style:text-properties fo:font-style="italic" fo:font-weight="bold" style:font-style-asian="italic" style:font-weight-asian="bold" style:font-size-complex="12pt"/>
    </style:style>
    <style:style style:name="T17" style:family="text">
      <style:text-properties style:font-name="Times1" fo:font-size="12pt" style:font-size-asian="12pt" style:font-size-complex="12pt"/>
    </style:style>
    <style:style style:name="T18" style:family="text">
      <style:text-properties style:font-name="Times1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pplication for Employment in the Department of Biochemistry</text:p>
      <text:p text:style-name="Title"/>
      <text:p text:style-name="P1"><text:span text:style-name="T1">SGS I</text:span><text:span text:style-name="T2"></text:span><text:span text:style-name="T1"> <text:s text:c="4"/>SGS II </text:span><text:span text:style-name="T2"></text:span><text:span text:style-name="T1"> PDF</text:span></text:p>
      <text:p text:style-name="P2"><text:s text:c="23"/></text:p>
      <text:p text:style-name="Standard"><text:span text:style-name="T3">Current Department</text:span><text:span text:style-name="T5">: <text:s/></text:span><text:span text:style-name="T8">Biochemistry</text:span></text:p>
      <text:p text:style-name="Standard"><text:span text:style-name="T3">Supervisor:</text:span><text:span text:style-name="T6"> </text:span><text:span text:style-name="T10">Dr. Régis Pomès</text:span></text:p>
      <text:p text:style-name="Subtitle">Name<text:tab/><text:span text:style-name="T13">: </text:span><text:span text:style-name="T10">Grace Li</text:span><text:span text:style-name="T9"><text:tab/></text:span></text:p>
      <text:p text:style-name="P18"><text:tab/><text:tab/><text:tab/><text:tab/><text:tab/><text:tab/><text:tab/><text:tab/><text:tab/><text:tab/></text:p>
      <text:p text:style-name="Standard"><text:span text:style-name="T3">Address</text:span><text:span text:style-name="T5">:<text:tab/></text:span></text:p>
      <text:p text:style-name="Standard"><text:span text:style-name="T5">Home: </text:span><text:span text:style-name="T8">1702-215 Wynford Dr. Toronto, Ontario, M3C 3P5</text:span></text:p>
      <text:p text:style-name="P2">Work: </text:p>
      <text:p text:style-name="P5">Molecular Structure and Function, Hospital for Sick Children <text:line-break/>Room 3337A <text:line-break/>555 University Avenue <text:line-break/>Toronto,ON <text:line-break/>CANADA </text:p>
      <text:p text:style-name="P4"/>
      <text:p text:style-name="Standard"><text:span text:style-name="T3">Phone</text:span><text:span text:style-name="T5">: <text:s/></text:span></text:p>
      <text:p text:style-name="P5">416-813-6855 (work)<text:tab/><text:tab/><text:tab/></text:p>
      <text:p text:style-name="P5">416-429-6346 (home)</text:p>
      <text:p text:style-name="Standard"/>
      <text:p text:style-name="Standard"><text:span text:style-name="T4">E-mail: </text:span><text:span text:style-name="T8">grace.li@utoronto.ca</text:span><text:span text:style-name="T5"><text:tab/><text:tab/><text:tab/><text:tab/><text:tab/><text:tab/><text:tab/></text:span></text:p>
      <text:p text:style-name="P3"/>
      <text:p text:style-name="P3">Position(s) Sought:</text:p>
      <text:h text:style-name="Heading_20_2" text:outline-level="2"><text:span text:style-name="T17">Marker -- BCH 210 H I</text:span><text:span text:style-name="T18">ntroductory <text:s/>Biochemistry Fall/Winter 2008-09</text:span><text:span text:style-name="T10"> </text:span></text:h>
      <text:p text:style-name="P3"/>
      <text:p text:style-name="P3">Qualifications:</text:p>
      <text:p text:style-name="Standard"/>
      <text:p text:style-name="Standard"><text:span text:style-name="T3">Ability/Experience</text:span><text:span text:style-name="T5">:</text:span></text:p>
      <text:list text:style-name="WW8Num4">
        <text:list-item>
          <text:p text:style-name="P9">Sept 2002 - Jan. 2006</text:p>
        </text:list-item>
      </text:list>
      <text:p text:style-name="P11"><text:span text:style-name="T14">Undergraduate Teaching Assistant in the First Year Math Tutorial Centre at the University of Waterloo, Waterloo, Ontario</text:span><text:span text:style-name="T15"><text:line-break/></text:span><text:span text:style-name="T10">Helped students solve assignment problems in first year math courses such as calculus I &amp; II, classical algebra, linear algebra I &amp; II and various other math related subjects</text:span></text:p>
      <text:list text:style-name="WW8Num5">
        <text:list-item>
          <text:p text:style-name="P10">May - Sept 2005<text:line-break/>University of Waterloo, <text:s/>Waterloo, Ontario </text:p>
        </text:list-item>
      </text:list>
      <text:p text:style-name="Standard"><text:span text:style-name="T15"><text:tab/>Department of Applied Mathematics</text:span><text:span text:style-name="T16"> </text:span><text:span text:style-name="T15">NSERC USRA Summer Student</text:span></text:p>
      <text:p text:style-name="P12">Worked on a computational systems biology project where I developed a novel model of the initiation of DNA replication in Budding Yeast and simulated the model for parameter fitting using a dynamical systems software package</text:p>
      <text:p text:style-name="Standard"><text:soft-page-break/></text:p>
      <text:p text:style-name="Standard"><text:span text:style-name="T3">Academic Qualifications:</text:span><text:span text:style-name="T5"><text:tab/></text:span></text:p>
      <text:list text:style-name="WW8Num2">
        <text:list-item>
          <text:p text:style-name="P8">Bachelor of Mathematics</text:p>
        </text:list-item>
      </text:list>
      <text:p text:style-name="P16">Double Honours in Computer Science and Applied Mathematics<text:line-break/>University of Waterloo, Waterloo, Ontario</text:p>
      <text:p text:style-name="P16"/>
      <text:list text:style-name="WW8Num3">
        <text:list-item>
          <text:p text:style-name="P15">University of Toronto, Toronto, Ontario<text:line-break/>Hospital for Sick Children, Toronto, Ontario</text:p>
        </text:list-item>
      </text:list>
      <text:p text:style-name="P13"><text:span text:style-name="T10"><text:tab/>Candidate for Ph.D. in Biochemistry<text:line-break/><text:tab/></text:span><text:span text:style-name="T12">Field of Research</text:span><text:span text:style-name="T10">: Computational biochemistry and molecular biophysics</text:span></text:p>
      <text:p text:style-name="P3"/>
      <text:p text:style-name="Standard"><text:span text:style-name="T3">Suitability/Special Qualifications, Expertise:</text:span><text:span text:style-name="T5"><text:tab/></text:span></text:p>
      <text:h text:style-name="P14" text:outline-level="1"/>
      <text:p text:style-name="P3">Relevant Courses Taken (Graduate and Undergraduate):</text:p>
      <text:p text:style-name="Standard"><text:span text:style-name="T3">Name (and number if U of T Course)</text:span><text:span text:style-name="T5"><text:tab/></text:span><text:span text:style-name="T3">Institution</text:span><text:span text:style-name="T5"><text:tab/><text:tab/> <text:s text:c="3"/></text:span><text:span text:style-name="T3">Year</text:span></text:p>
      <text:p text:style-name="Standard"><text:span text:style-name="T11">Computational modelling of cellular systems</text:span><text:span text:style-name="T10"><text:tab/>U. Waterloo (undergrad) Winter 2005</text:span></text:p>
      <text:p text:style-name="Standard"><text:span text:style-name="T11">Structural Bioinformatics<text:tab/></text:span><text:span text:style-name="T10"><text:tab/> <text:s text:c="11"/><text:tab/>U. Waterloo (Undergrad) Winter 2006</text:span></text:p>
      <text:p text:style-name="P7">(coursework involved a research project)</text:p>
      <text:p text:style-name="Standard"><text:span text:style-name="T11">Protein Structure, folding, and design <text:s/>(JBB2026H)</text:span><text:span text:style-name="T10"> <text:s/>U. Toronto (grad) <text:tab/> <text:s text:c="4"/>Fall 2006</text:span></text:p>
      <text:p text:style-name="Standard"><text:span text:style-name="T11">Computational Structural Biology (CSC2418H)</text:span><text:span text:style-name="T10"><text:tab/> <text:s text:c="2"/>U. Toronto (grad)<text:tab/> <text:s text:c="4"/>Fall 2007</text:span></text:p>
      <text:p text:style-name="P7">(coursework involved a research project)</text:p>
      <text:p text:style-name="Standard"><text:span text:style-name="T11">BCH2010H <text:tab/><text:tab/><text:tab/><text:tab/><text:tab/> <text:s text:c="14"/></text:span><text:span text:style-name="T10">U. Toronto(grad) <text:s text:c="4"/>Winter 2008</text:span></text:p>
      <text:p text:style-name="P3"/>
      <text:p text:style-name="Standard"><text:span text:style-name="T3">Additional Information/Comments:</text:span><text:span text:style-name="T5"><text:tab/><text:tab/></text:span></text:p>
      <text:p text:style-name="P7"><text:tab/>As a second-year Ph.D. Student, I would like very much to gain teaching/marking experience through the TAship positions provided by the Department of Biochemistry. <text:s text:c="2"/>Not only do I find such type of work interesting, I also enjoy helping students to gain a greater understanding of their course material through providing them feedback on their coursework, especially on a highly interactive basis. <text:s/>I believe that with my strong interest in teaching/tutoring and experience and knowledge in Biochemistry and related subjects, I can provide the students of BCH210H useful and constructive feedback as their marking TA. <text:s text:c="2"/>I hope I will be considered as one of the qualified candidates and as well as for similar future positions.</text:p>
      <text:p text:style-name="P6"/>
      <text:p text:style-name="Standard"><text:span text:style-name="T3">Signature:</text:span><text:span text:style-name="T5"><text:tab/></text:span></text:p>
      <text:p text:style-name="Standard"><text:span text:style-name="T3">Date:</text:span><text:span text:style-name="T5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Wingdings 21" svg:font-family="'Wingdings 2'" style:font-pitch="variable" style:font-charset="x-symbol"/>
    <style:font-face style:name="StarSymbol" svg:font-family="StarSymbol, 'Arial Unicode MS'"/>
    <style:font-face style:name="Times1" svg:font-family="Times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Times" svg:font-family="Times, 'Times New Roman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C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" fo:font-size="12pt" fo:language="en" fo:country="US" style:font-name-asian="Times New Roman" style:font-size-asian="12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3.97cm" fo:margin-right="0cm" fo:text-indent="0cm" style:auto-text-indent="false" fo:keep-with-next="always"/>
      <style:text-properties fo:font-size="14pt" fo:font-weight="bold" style:font-size-asian="14pt" style:font-weight-asian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Subtitle" style:family="paragraph" style:parent-style-name="Standard" style:next-style-name="Text_20_body" style:class="chapter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Helvetica" fo:font-size="10pt" fo:font-weight="bold" style:font-size-asian="10pt" style:font-weight-asian="bold"/>
    </style:style>
    <style:style style:name="WW8Num2z0" style:family="text">
      <style:text-properties style:font-name="Wingdings1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" style:family="text"/>
    <style:style style:name="Default_20_Paragraph_20_Font" style:display-name="Default Paragraph Font" style:family="text"/>
    <style:style style:name="WW8Num20z0" style:family="text">
      <style:text-properties style:font-name="Wingdings1"/>
    </style:style>
    <style:style style:name="WW8Num20z1" style:family="text">
      <style:text-properties style:font-name="Courier New"/>
    </style:style>
    <style:style style:name="WW8Num20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39z0" style:family="text">
      <style:text-properties style:font-name="Wingdings1"/>
    </style:style>
    <style:style style:name="WW8Num39z1" style:family="text">
      <style:text-properties style:font-name="Courier New"/>
    </style:style>
    <style:style style:name="WW8Num39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4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4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4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4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4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5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5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5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1.27cm" fo:margin-bottom="2.54cm" fo:margin-left="3.175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Application for Employment in the Department of Biochemistry</dc:title>
    <meta:initial-creator>Carol Justice</meta:initial-creator>
    <meta:creation-date>2007-09-20T12:11:00</meta:creation-date>
    <dc:date>2008-09-10T15:36:09</dc:date>
    <meta:print-date>2008-08-18T17:17:16</meta:print-date>
    <meta:editing-cycles>9</meta:editing-cycles>
    <meta:editing-duration>PT4H3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415" meta:character-count="2973"/>
  </office:meta>
</office:document-meta>
</file>